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5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5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5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5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5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6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6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66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7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7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78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8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8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8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0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0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0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0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0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12" style:parent-style-name="Normal" style:family="paragraph">
      <style:paragraph-properties fo:margin-top="0.0694in" fo:margin-bottom="0.0694in" fo:line-height="100%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15" style:parent-style-name="Normal" style:family="paragraph">
      <style:paragraph-properties fo:margin-top="0.0694in" fo:margin-bottom="0.0694in" fo:line-height="100%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1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18" style:parent-style-name="Normal" style:family="paragraph">
      <style:paragraph-properties fo:margin-top="0.0694in" fo:margin-bottom="0.0694in" fo:line-height="100%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2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2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2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12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2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2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29" style:parent-style-name="Normal" style:family="paragraph">
      <style:paragraph-properties fo:margin-top="0.0694in" fo:margin-bottom="0.0694in" fo:line-height="100%"/>
    </style:style>
    <style:style style:name="T130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3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3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3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3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36" style:parent-style-name="Normal" style:family="paragraph">
      <style:paragraph-properties fo:margin-top="0.0694in" fo:margin-bottom="0.0694in" fo:line-height="100%"/>
    </style:style>
    <style:style style:name="T13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3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4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4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46" style:parent-style-name="Normal" style:family="paragraph">
      <style:paragraph-properties fo:margin-top="0.0694in" fo:margin-bottom="0.0694in" fo:line-height="100%"/>
    </style:style>
    <style:style style:name="T14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4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50" style:parent-style-name="Normal" style:family="paragraph">
      <style:paragraph-properties fo:margin-top="0.0694in" fo:margin-bottom="0.0694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1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72" style:parent-style-name="Normal" style:family="paragraph">
      <style:paragraph-properties fo:margin-top="0.0694in" fo:margin-bottom="0.0694in" fo:line-height="100%"/>
    </style:style>
    <style:style style:name="T17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7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7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7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8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8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8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8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8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9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9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193" style:parent-style-name="Normal" style:family="paragraph">
      <style:paragraph-properties fo:margin-top="0.0694in" fo:margin-bottom="0.0694in" fo:line-height="100%"/>
    </style:style>
    <style:style style:name="T19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9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9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9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9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19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00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0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0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0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0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0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06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0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08" style:parent-style-name="Normal" style:family="paragraph">
      <style:paragraph-properties fo:margin-top="0.0694in" fo:margin-bottom="0.0694in" fo:line-height="100%"/>
    </style:style>
    <style:style style:name="T20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1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1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14" style:parent-style-name="Normal" style:family="paragraph">
      <style:paragraph-properties fo:margin-top="0.0694in" fo:margin-bottom="0.0694in" fo:line-height="100%"/>
    </style:style>
    <style:style style:name="T21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1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1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P218" style:parent-style-name="Normal" style:family="paragraph">
      <style:paragraph-properties fo:margin-top="0.0694in" fo:margin-bottom="0.0694in" fo:line-height="100%"/>
    </style:style>
    <style:style style:name="T21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2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2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2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2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25" style:parent-style-name="Normal" style:family="paragraph">
      <style:paragraph-properties fo:margin-top="0.0694in" fo:margin-bottom="0.0694in" fo:line-height="100%"/>
    </style:style>
    <style:style style:name="T22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2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28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2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3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3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3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3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51" style:parent-style-name="Normal" style:family="paragraph">
      <style:paragraph-properties fo:margin-top="0.0694in" fo:margin-bottom="0.0694in" fo:line-height="100%"/>
    </style:style>
    <style:style style:name="T252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5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54" style:parent-style-name="Normal" style:family="paragraph">
      <style:paragraph-properties fo:margin-top="0.0694in" fo:margin-bottom="0.0694in" fo:line-height="100%"/>
    </style:style>
    <style:style style:name="T25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5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5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26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61" style:parent-style-name="Normal" style:family="paragraph">
      <style:paragraph-properties fo:margin-top="0.0694in" fo:margin-bottom="0.0694in" fo:line-height="100%"/>
    </style:style>
    <style:style style:name="T262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6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64" style:parent-style-name="Normal" style:family="paragraph">
      <style:paragraph-properties fo:margin-top="0.0694in" fo:margin-bottom="0.0694in" fo:line-height="100%"/>
    </style:style>
    <style:style style:name="T26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6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6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69" style:parent-style-name="Normal" style:family="paragraph">
      <style:paragraph-properties fo:margin-top="0.0694in" fo:margin-bottom="0.0694in" fo:line-height="100%"/>
    </style:style>
    <style:style style:name="T270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7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7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7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7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7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7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7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80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8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8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84" style:parent-style-name="Normal" style:family="paragraph">
      <style:paragraph-properties fo:margin-top="0.0694in" fo:margin-bottom="0.0694in" fo:line-height="100%"/>
    </style:style>
    <style:style style:name="T28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8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2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28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90" style:parent-style-name="Normal" style:family="paragraph">
      <style:paragraph-properties fo:margin-top="0.0694in" fo:margin-bottom="0.0694in" fo:line-height="100%"/>
    </style:style>
    <style:style style:name="T29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9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93" style:parent-style-name="Normal" style:family="paragraph">
      <style:paragraph-properties fo:margin-top="0.0694in" fo:margin-bottom="0.0694in" fo:line-height="100%"/>
    </style:style>
    <style:style style:name="T29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29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2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2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11" style:parent-style-name="Normal" style:family="paragraph">
      <style:paragraph-properties fo:margin-top="0.0694in" fo:margin-bottom="0.0694in" fo:line-height="100%"/>
    </style:style>
    <style:style style:name="T3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1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14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1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16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1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18" style:parent-style-name="Normal" style:family="paragraph">
      <style:paragraph-properties fo:margin-top="0.0694in" fo:margin-bottom="0.0694in" fo:line-height="100%"/>
    </style:style>
    <style:style style:name="T3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2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en" style:country-asian="GB"/>
    </style:style>
    <style:style style:name="T32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2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2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2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31" style:parent-style-name="Normal" style:list-style-name="LFO2" style:family="paragraph">
      <style:paragraph-properties fo:margin-top="0.0694in" fo:margin-bottom="0.0694in" fo:line-height="100%"/>
    </style:style>
    <style:style style:name="T3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3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34" style:parent-style-name="Normal" style:list-style-name="LFO2" style:family="paragraph">
      <style:paragraph-properties fo:margin-top="0.0694in" fo:margin-bottom="0.0694in" fo:line-height="100%"/>
    </style:style>
    <style:style style:name="T3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3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37" style:parent-style-name="Normal" style:list-style-name="LFO2" style:family="paragraph">
      <style:paragraph-properties fo:margin-top="0.0694in" fo:margin-bottom="0.0694in" fo:line-height="100%"/>
    </style:style>
    <style:style style:name="T3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3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40" style:parent-style-name="Normal" style:family="paragraph">
      <style:paragraph-properties fo:margin-top="0.0694in" fo:margin-bottom="0.0694in" fo:line-height="100%"/>
    </style:style>
    <style:style style:name="T341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4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4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4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45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46" style:parent-style-name="Normal" style:family="paragraph">
      <style:paragraph-properties fo:margin-top="0.0694in" fo:margin-bottom="0.0694in" fo:line-height="100%"/>
    </style:style>
    <style:style style:name="T34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4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5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52" style:parent-style-name="Normal" style:family="paragraph">
      <style:paragraph-properties fo:margin-top="0.0694in" fo:margin-bottom="0.0694in" fo:line-height="100%"/>
    </style:style>
    <style:style style:name="T35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54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356" style:parent-style-name="Normal" style:family="paragraph">
      <style:paragraph-properties fo:margin-top="0.0694in" fo:margin-bottom="0.0694in" fo:line-height="100%"/>
    </style:style>
    <style:style style:name="T357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5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6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6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T362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36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65" style:parent-style-name="Normal" style:list-style-name="LFO4" style:family="paragraph">
      <style:paragraph-properties fo:margin-top="0.0694in" fo:margin-bottom="0.0694in" fo:line-height="100%"/>
    </style:style>
    <style:style style:name="T3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6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68" style:parent-style-name="Normal" style:list-style-name="LFO4" style:family="paragraph">
      <style:paragraph-properties fo:margin-top="0.0694in" fo:margin-bottom="0.0694in" fo:line-height="100%"/>
    </style:style>
    <style:style style:name="T3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7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71" style:parent-style-name="Normal" style:list-style-name="LFO4" style:family="paragraph">
      <style:paragraph-properties fo:margin-top="0.0694in" fo:margin-bottom="0.0694in" fo:line-height="100%"/>
    </style:style>
    <style:style style:name="T3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7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name="P374" style:parent-style-name="Normal" style:list-style-name="LFO4" style:family="paragraph">
      <style:paragraph-properties fo:margin-top="0.0694in" fo:margin-bottom="0.0694in" fo:line-height="100%"/>
    </style:style>
    <style:style style:name="T3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37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GB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3">Invitation Content for the First Open Program (18/01/2025)</text:h>
      <text:h text:style-name="P2" text:outline-level="4">Video Invitation Script</text:h>
      <text:p text:style-name="P3">[Upbeat background music plays softly]</text:p>
      <text:p text:style-name="P4"><text:span text:style-name="T5">[Opening Scene: Children playing football and learning in a classroom, with the Choice Sport and Tigrigna Academy logo appearing on the screen.]</text:span></text:p>
      <text:p text:style-name="P6"><text:span text:style-name="T7">Voiceover:</text:span><text:span text:style-name="T8"><text:line-break/>"Hello, Tegaru community! We are thrilled to invite you to the grand opening program of the<text:s/></text:span><text:span text:style-name="T9">Choice Sport and Tigrigna Academy</text:span><text:span text:style-name="T10">. This is a day for all families and individuals to come together, connect, and celebrate our shared culture and future."</text:span></text:p>
      <text:p text:style-name="P11"><text:span text:style-name="T12">[Scene: People smiling, participating in sports, and cultural activities with kids holding Tigrigna books.]</text:span></text:p>
      <text:p text:style-name="P13"><text:span text:style-name="T14">Voiceover:</text:span><text:span text:style-name="T15"><text:line-break/>"Join us on<text:s/></text:span><text:span text:style-name="T16">Saturday, January 18th, 2025</text:span><text:span text:style-name="T17">, starting at 4:00 PM, as we embark on this exciting journey of empowering our youth through sports, education, and cultural heritage. The program will run until 2:00 AM with fun, food, and entertainment for all ages."</text:span></text:p>
      <text:p text:style-name="P18"><text:span text:style-name="T19">[Scene: Quick flashes of football training, cultural dances, and social interactions.]</text:span></text:p>
      <text:p text:style-name="P20"><text:span text:style-name="T21">Voiceover:</text:span><text:span text:style-name="T22"><text:line-break/>"Don't miss out on the chance to meet our founder,<text:s/></text:span><text:span text:style-name="T23">Kbrom Gebremedihin (KB)</text:span><text:span text:style-name="T24">, and learn more about how we are shaping the future of our community."</text:span></text:p>
      <text:p text:style-name="P25"><text:span text:style-name="T26">[Closing Scene: Event details appear on the screen in bold text with a Call-to-Action.]</text:span></text:p>
      <text:p text:style-name="P27"><text:span text:style-name="T28">Voiceover:</text:span><text:span text:style-name="T29"><text:line-break/>"Save the date—January 18th, 2025. We look forward to seeing you at this unforgettable event!"</text:span></text:p>
      <text:p text:style-name="P30">[Music fades out, and the logo with event details appears on screen.]</text:p>
      <text:p text:style-name="P31"/>
      <text:p text:style-name="P32"/>
      <text:p text:style-name="P33"><text:span text:style-name="T34"><draw:custom-shape svg:x="1in" svg:y="8.05833in" svg:width="6.26667in" svg:height="0.09167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4">Poster Invitation Content</text:h>
      <text:p text:style-name="P50"><text:span text:style-name="T51">Main Header:</text:span><text:span text:style-name="T52"><text:line-break/></text:span><text:span text:style-name="T53">🎉</text:span><text:span text:style-name="T54"><text:s/>Grand Opening of the<text:s/></text:span><text:span text:style-name="T55">Choice Sport and Tigrigna Academy</text:span><text:span text:style-name="T56">!<text:s/></text:span><text:span text:style-name="T57">🎉</text:span></text:p>
      <text:p text:style-name="P58"><text:span text:style-name="T59">Body Content:</text:span><text:span text:style-name="T60"><text:line-break/></text:span><text:span text:style-name="T61">📅</text:span><text:span text:style-name="T62"><text:s/></text:span><text:span text:style-name="T63">Date:</text:span><text:span text:style-name="T64"><text:s/>Saturday, January 18th, 2025</text:span><text:span text:style-name="T65"><text:line-break/></text:span><text:span text:style-name="T66">⏰</text:span><text:span text:style-name="T67"><text:s/></text:span><text:span text:style-name="T68">Time:</text:span><text:span text:style-name="T69"><text:s/>4:00 PM - 2:00 AM</text:span><text:span text:style-name="T70"><text:line-break/></text:span><text:span text:style-name="T71">📍</text:span><text:span text:style-name="T72"><text:s/></text:span><text:span text:style-name="T73">Location:</text:span><text:span text:style-name="T74"><text:s/>[Specify venue or address here]</text:span></text:p>
      <text:p text:style-name="P75"><text:span text:style-name="T76">Join us for a day filled with:</text:span><text:span text:style-name="T77"><text:line-break/></text:span><text:span text:style-name="T78">✔️</text:span><text:span text:style-name="T79"><text:s/>Exciting Sports Activities</text:span><text:span text:style-name="T80"><text:line-break/></text:span><text:span text:style-name="T81">✔️</text:span><text:span text:style-name="T82"><text:s/>Tigrigna Cultural Experiences</text:span><text:span text:style-name="T83"><text:line-break/></text:span><text:span text:style-name="T84">✔️</text:span><text:span text:style-name="T85"><text:s/>Community Networking</text:span><text:span text:style-name="T86"><text:line-break/></text:span><text:span text:style-name="T87">✔️</text:span><text:span text:style-name="T88"><text:s/>Fun and Entertainment for All Ages</text:span></text:p>
      <text:p text:style-name="P89"><text:span text:style-name="T90">🎤</text:span><text:span text:style-name="T91"><text:s/></text:span><text:span text:style-name="T92">Hosted by:</text:span><text:span text:style-name="T93"><text:s/></text:span><text:span text:style-name="T94">Kbrom Gebremedihin (KB)</text:span></text:p>
      <text:p text:style-name="P95">Let’s celebrate the launch of a new era in sports, education, and culture for our Tegaru community in Birmingham!</text:p>
      <text:p text:style-name="P96"><text:span text:style-name="T97">🌟</text:span><text:span text:style-name="T98"><text:s/></text:span><text:span text:style-name="T99">Save the Date and Be Part of Something Extraordinary!</text:span><text:span text:style-name="T100"><text:s/></text:span><text:span text:style-name="T101">🌟</text:span></text:p>
      <text:p text:style-name="P102"><text:span text:style-name="T103">For inquiries, contact us at:</text:span><text:span text:style-name="T104"><text:line-break/></text:span><text:span text:style-name="T105">📧</text:span><text:span text:style-name="T106"><text:s/></text:span><text:span text:style-name="T107">choicesports.tigrina@gmail.com</text:span><text:span text:style-name="T108"><text:line-break/></text:span><text:span text:style-name="T109">📞</text:span><text:span text:style-name="T110"><text:s/></text:span><text:span text:style-name="T111">07449650750</text:span></text:p>
      <text:p text:style-name="P112"><text:span text:style-name="T113">[Include social media icons and handles]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14" text:outline-level="4">YouTube Invitation Content (Video Description)</text:h>
      <text:p text:style-name="P115"><text:span text:style-name="T116">Title:</text:span><text:span text:style-name="T117"><text:s/>Grand Opening! Choice Sport and Tigrigna Academy – Join Us on January 18th, 2025!</text:span></text:p>
      <text:p text:style-name="P118"><text:span text:style-name="T119">Description:</text:span><text:span text:style-name="T120"><text:line-break/>"Attention Tegaru Community in Birmingham and beyond!<text:s/></text:span><text:span text:style-name="T121">🎉</text:span><text:span text:style-name="T122"><text:line-break/>We’re thrilled to invite you to the grand opening of<text:s/></text:span><text:span text:style-name="T123">Choice Sport and Tigrigna Academy</text:span><text:span text:style-name="T124"><text:s/>on<text:s/></text:span><text:span text:style-name="T125">January 18th, 2025</text:span><text:span text:style-name="T126">, from<text:s/></text:span><text:span text:style-name="T127">4:00 PM to 2:00 AM</text:span><text:span text:style-name="T128">.</text:span></text:p>
      <text:p text:style-name="P129"><text:span text:style-name="T130">📅</text:span><text:span text:style-name="T131"><text:s/></text:span><text:span text:style-name="T132">What’s Happening:</text:span></text:p>
      <text:list text:style-name="LFO1" text:continue-numbering="true">
        <text:list-item>
          <text:p text:style-name="P133">Exciting sports activities</text:p>
        </text:list-item>
        <text:list-item>
          <text:p text:style-name="P134">Tigrigna cultural experiences</text:p>
        </text:list-item>
        <text:list-item>
          <text:p text:style-name="P135">Networking and entertainment for the whole family</text:p>
        </text:list-item>
      </text:list>
      <text:p text:style-name="P136"><text:span text:style-name="T137">🎤</text:span><text:span text:style-name="T138"><text:s/>Hosted by:<text:s/></text:span><text:span text:style-name="T139">Kbrom Gebremedihin (KB)</text:span></text:p>
      <text:p text:style-name="P140"><text:span text:style-name="T141">📍</text:span><text:span text:style-name="T142"><text:s/>Location: [Add venue or address here]</text:span></text:p>
      <text:p text:style-name="P143"><text:span text:style-name="T144">💬</text:span><text:span text:style-name="T145"><text:s/>Don’t miss this unforgettable event! Watch this video and be inspired to join us!</text:span></text:p>
      <text:p text:style-name="P146"><text:span text:style-name="T147">👉</text:span><text:span text:style-name="T148"><text:s/></text:span><text:span text:style-name="T149">Subscribe to our channel for updates and highlights!</text:span></text:p>
      <text:p text:style-name="P150"><text:span text:style-name="T151">#ChoiceAcademy #TegaruCommunity #SportsAndCulture #GrandOpening</text:span></text:p>
      <text:p text:style-name="P152">[Add links to other platforms in the description]</text:p>
      <text:p text:style-name="P153"/>
      <text:p text:style-name="P154"/>
      <text:p text:style-name="P155"/>
      <text:p text:style-name="P156"><text:span text:style-name="T157"><draw:custom-shape svg:x="0in" svg:y="0in" svg:width="45.51042in" svg:height="0.00139in" draw:z-index="0" draw:id="id1" draw:style-name="a1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h text:style-name="P171" text:outline-level="4">Facebook Invitation Post</text:h>
      <text:soft-page-break/>
      <text:p text:style-name="P172"><text:span text:style-name="T173">🎉</text:span><text:span text:style-name="T174"><text:s/></text:span><text:span text:style-name="T175">You’re Invited! Grand Opening of Choice Sport and Tigrigna Academy</text:span><text:span text:style-name="T176"><text:s/></text:span><text:span text:style-name="T177">🎉</text:span></text:p>
      <text:p text:style-name="P178"><text:span text:style-name="T179">📅</text:span><text:span text:style-name="T180"><text:s/></text:span><text:span text:style-name="T181">Date:</text:span><text:span text:style-name="T182"><text:s/>January 18th, 2025</text:span><text:span text:style-name="T183"><text:line-break/></text:span><text:span text:style-name="T184">⏰</text:span><text:span text:style-name="T185"><text:s/></text:span><text:span text:style-name="T186">Time:</text:span><text:span text:style-name="T187"><text:s/>4:00 PM - 2:00 AM</text:span><text:span text:style-name="T188"><text:line-break/></text:span><text:span text:style-name="T189">📍</text:span><text:span text:style-name="T190"><text:s/></text:span><text:span text:style-name="T191">Location:</text:span><text:span text:style-name="T192"><text:s/>[Add venue or address here]</text:span></text:p>
      <text:p text:style-name="P193"><text:span text:style-name="T194">✨</text:span><text:span text:style-name="T195"><text:s/>What to Expect:</text:span><text:span text:style-name="T196"><text:line-break/></text:span><text:span text:style-name="T197">✔️</text:span><text:span text:style-name="T198"><text:s/>Sports activities for all ages</text:span><text:span text:style-name="T199"><text:line-break/></text:span><text:span text:style-name="T200">✔️</text:span><text:span text:style-name="T201"><text:s/>Tigrigna cultural experiences</text:span><text:span text:style-name="T202"><text:line-break/></text:span><text:span text:style-name="T203">✔️</text:span><text:span text:style-name="T204"><text:s/>Community connections</text:span><text:span text:style-name="T205"><text:line-break/></text:span><text:span text:style-name="T206">✔️</text:span><text:span text:style-name="T207"><text:s/>Entertainment and more!</text:span></text:p>
      <text:p text:style-name="P208"><text:span text:style-name="T209">🎤</text:span><text:span text:style-name="T210"><text:s/></text:span><text:span text:style-name="T211">Hosted by:</text:span><text:span text:style-name="T212"><text:s/>Kbrom Gebremedihin (KB)</text:span></text:p>
      <text:p text:style-name="P213">This is an event for the entire Tegaru community to celebrate, connect, and kick off a new chapter of empowerment through sports, education, and culture.</text:p>
      <text:p text:style-name="P214"><text:span text:style-name="T215">🌟</text:span><text:span text:style-name="T216"><text:s/>Mark your calendar, invite your friends, and join us!<text:s/></text:span><text:span text:style-name="T217">🌟</text:span></text:p>
      <text:p text:style-name="P218"><text:span text:style-name="T219">📧</text:span><text:span text:style-name="T220"><text:s/>Contact us:<text:s/></text:span><text:span text:style-name="T221">choicesports.tigrina@gmail.com</text:span><text:span text:style-name="T222"><text:line-break/></text:span><text:span text:style-name="T223">📞</text:span><text:span text:style-name="T224"><text:s/>[Add phone number]</text:span></text:p>
      <text:p text:style-name="P225"><text:span text:style-name="T226">Follow us for updates:</text:span><text:span text:style-name="T227"><text:line-break/></text:span><text:span text:style-name="T228">📌</text:span><text:span text:style-name="T229"><text:s/>Facebook: [Add Facebook handle/link]</text:span><text:span text:style-name="T230"><text:line-break/></text:span><text:span text:style-name="T231">📌</text:span><text:span text:style-name="T232"><text:s/>Instagram: [Add Instagram handle/link]</text:span></text:p>
      <text:p text:style-name="P233">#ChoiceAcademy #TegaruCommunity #SportsAndCulture</text:p>
      <text:p text:style-name="P234"/>
      <text:p text:style-name="P235"/>
      <text:p text:style-name="P236"/>
      <text:p text:style-name="P237"/>
      <text:p text:style-name="P238"><text:span text:style-name="T239"><draw:custom-shape svg:x="0in" svg:y="0in" svg:width="45.51042in" svg:height="0.00139in" draw:z-index="0" draw:id="id2" draw:style-name="a2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soft-page-break/>
      <text:h text:style-name="P250" text:outline-level="4">TikTok Invitation Script</text:h>
      <text:p text:style-name="P251"><text:span text:style-name="T252">🎥</text:span><text:span text:style-name="T253"><text:s/>[Opening Scene: Kids playing football, teens learning Tigrigna, and parents networking.]</text:span></text:p>
      <text:p text:style-name="P254"><text:span text:style-name="T255">🎙️</text:span><text:span text:style-name="T256"><text:s/></text:span><text:span text:style-name="T257">Voiceover or On-Screen Text:</text:span><text:span text:style-name="T258"><text:line-break/>"Attention Tegaru community in Birmingham! We’re inviting YOU to the grand opening of<text:s/></text:span><text:span text:style-name="T259">Choice Sport and Tigrigna Academy</text:span><text:span text:style-name="T260"><text:s/>on January 18th, 2025!"</text:span></text:p>
      <text:p text:style-name="P261"><text:span text:style-name="T262">🎥</text:span><text:span text:style-name="T263"><text:s/>[Scene: Quick clips of football training, cultural dances, and the event details flashing.]</text:span></text:p>
      <text:p text:style-name="P264"><text:span text:style-name="T265">🎙️</text:span><text:span text:style-name="T266"><text:s/></text:span><text:span text:style-name="T267">Voiceover or Text:</text:span><text:span text:style-name="T268"><text:line-break/>"Enjoy a day of fun, learning, and connection!</text:span></text:p>
      <text:p text:style-name="P269"><text:span text:style-name="T270">📅</text:span><text:span text:style-name="T271"><text:s/></text:span><text:span text:style-name="T272">Date:</text:span><text:span text:style-name="T273"><text:s/>January 18, 2025</text:span><text:span text:style-name="T274"><text:line-break/></text:span><text:span text:style-name="T275">⏰</text:span><text:span text:style-name="T276"><text:s/></text:span><text:span text:style-name="T277">Time:</text:span><text:span text:style-name="T278"><text:s/>4 PM - 2 AM</text:span><text:span text:style-name="T279"><text:line-break/></text:span><text:span text:style-name="T280">📍</text:span><text:span text:style-name="T281"><text:s/></text:span><text:span text:style-name="T282">Location:</text:span><text:span text:style-name="T283"><text:s/>[Venue Address]</text:span></text:p>
      <text:p text:style-name="P284"><text:span text:style-name="T285">🎤</text:span><text:span text:style-name="T286"><text:s/></text:span><text:span text:style-name="T287">Hosted by:</text:span><text:span text:style-name="T288"><text:s/>Kbrom Gebremedihin (KB)</text:span></text:p>
      <text:p text:style-name="P289">Follow us for more updates and details! Don’t miss out!"</text:p>
      <text:p text:style-name="P290"><text:span text:style-name="T291">🎥</text:span><text:span text:style-name="T292"><text:s/>[Closing Scene: Academy logo with event details and call-to-action: "See you there!"]</text:span></text:p>
      <text:p text:style-name="P293"><text:span text:style-name="T294">🎵</text:span><text:span text:style-name="T295"><text:s/>[Background music matching the cultural and modern vibe.]</text:span></text:p>
      <text:p text:style-name="P296">#ChoiceAcademy #TigrignaCommunity #GrandOpening #SportsAndCulture #TegaruUnity</text:p>
      <text:p text:style-name="P297"/>
      <text:p text:style-name="P298"/>
      <text:p text:style-name="P299"/>
      <text:p text:style-name="P300"/>
      <text:p text:style-name="P301"/>
      <text:p text:style-name="P302"><text:span text:style-name="T303"><draw:custom-shape svg:x="0in" svg:y="0in" svg:width="45.51042in" svg:height="0.00139in" draw:z-index="0" draw:id="id3" draw:style-name="a3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304"/>
      <text:p text:style-name="P305"/>
      <text:p text:style-name="P306"/>
      <text:p text:style-name="P307"/>
      <text:p text:style-name="P308"/>
      <text:p text:style-name="P309"/>
      <text:h text:style-name="P310" text:outline-level="4">Website Invitation Content</text:h>
      <text:soft-page-break/>
      <text:p text:style-name="P311"><text:span text:style-name="T312">Header Section:</text:span><text:span text:style-name="T313"><text:line-break/>"</text:span><text:span text:style-name="T314">🎉</text:span><text:span text:style-name="T315"><text:s/>Grand Opening! Join Us at Choice Sport and Tigrigna Academy<text:s/></text:span><text:span text:style-name="T316">🎉</text:span><text:span text:style-name="T317">"</text:span></text:p>
      <text:p text:style-name="P318"><text:span text:style-name="T319">Body:</text:span><text:span text:style-name="T320"><text:line-break/>Welcome to the official website of the<text:s/></text:span><text:span text:style-name="T321">Choice Sport and Tigrigna Academy</text:span><text:span text:style-name="T322">! We are excited to announce our<text:s/></text:span><text:span text:style-name="T323">Grand Opening</text:span><text:span text:style-name="T324"><text:s/>event, happening on<text:s/></text:span><text:span text:style-name="T325">January 18th, 2025</text:span><text:span text:style-name="T326">.</text:span></text:p>
      <text:p text:style-name="P327"><text:span text:style-name="T328">📅</text:span><text:span text:style-name="T329"><text:s/></text:span><text:span text:style-name="T330">Event Details:</text:span></text:p>
      <text:list text:style-name="LFO2" text:continue-numbering="true">
        <text:list-item>
          <text:p text:style-name="P331"><text:span text:style-name="T332">Date:</text:span><text:span text:style-name="T333"><text:s/>Saturday, January 18th, 2025</text:span></text:p>
        </text:list-item>
        <text:list-item>
          <text:p text:style-name="P334"><text:span text:style-name="T335">Time:</text:span><text:span text:style-name="T336"><text:s/>4:00 PM to 2:00 AM</text:span></text:p>
        </text:list-item>
        <text:list-item>
          <text:p text:style-name="P337"><text:span text:style-name="T338">Location:</text:span><text:span text:style-name="T339"><text:s/>[Add venue or address]</text:span></text:p>
        </text:list-item>
      </text:list>
      <text:p text:style-name="P340"><text:span text:style-name="T341">🎉</text:span><text:span text:style-name="T342"><text:s/>What to Expect:</text:span></text:p>
      <text:list text:style-name="LFO3" text:continue-numbering="true">
        <text:list-item>
          <text:p text:style-name="P343">Engaging sports activities</text:p>
        </text:list-item>
        <text:list-item>
          <text:p text:style-name="P344">Tigrigna language and cultural experiences</text:p>
        </text:list-item>
        <text:list-item>
          <text:p text:style-name="P345">Networking and entertainment for all ages</text:p>
        </text:list-item>
      </text:list>
      <text:p text:style-name="P346"><text:span text:style-name="T347">🎤</text:span><text:span text:style-name="T348"><text:s/></text:span><text:span text:style-name="T349">Hosted by:</text:span><text:span text:style-name="T350"><text:s/>Kbrom Gebremedihin (KB)</text:span></text:p>
      <text:p text:style-name="P351">This is more than just an event—it’s the beginning of a journey to empower our community through sports, education, and culture.</text:p>
      <text:p text:style-name="P352"><text:span text:style-name="T353">📌</text:span><text:span text:style-name="T354"><text:s/></text:span><text:span text:style-name="T355">Save the Date and Join Us!</text:span></text:p>
      <text:p text:style-name="P356"><text:span text:style-name="T357">📧</text:span><text:span text:style-name="T358"><text:s/></text:span><text:span text:style-name="T359">Contact us:</text:span><text:span text:style-name="T360"><text:s/>choicesports.tigrina@gmail.com</text:span><text:span text:style-name="T361"><text:line-break/></text:span><text:span text:style-name="T362">📞</text:span><text:span text:style-name="T363"><text:s/>[Add phone number]</text:span></text:p>
      <text:p text:style-name="P364">Follow us on social media for updates:</text:p>
      <text:list text:style-name="LFO4" text:continue-numbering="true">
        <text:list-item>
          <text:p text:style-name="P365"><text:span text:style-name="T366">YouTube:</text:span><text:span text:style-name="T367"><text:s/>[Add link]</text:span></text:p>
        </text:list-item>
        <text:list-item>
          <text:p text:style-name="P368"><text:span text:style-name="T369">Facebook:</text:span><text:span text:style-name="T370"><text:s/>[Add link]</text:span></text:p>
        </text:list-item>
        <text:list-item>
          <text:p text:style-name="P371"><text:span text:style-name="T372">TikTok:</text:span><text:span text:style-name="T373"><text:s/>[Add link]</text:span></text:p>
        </text:list-item>
        <text:list-item>
          <text:p text:style-name="P374"><text:span text:style-name="T375">Instagram:</text:span><text:span text:style-name="T376"><text:s/>[Add link]</text:span></text:p>
        </text:list-item>
      </text:list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telhiem Berhane</meta:initial-creator>
    <dc:creator>Betelhiem Berhane</dc:creator>
    <meta:creation-date>2025-01-04T02:05:00Z</meta:creation-date>
    <dc:date>2025-01-04T06:52:00Z</dc:date>
    <meta:template xlink:href="Normal.dotm" xlink:type="simple"/>
    <meta:editing-cycles>4</meta:editing-cycles>
    <meta:editing-duration>PT17220S</meta:editing-duration>
    <meta:user-defined meta:name="GrammarlyDocumentId">1beaddcd-2bf6-4bd3-bd03-4e1daab9eba0</meta:user-defined>
    <meta:document-statistic meta:page-count="6" meta:paragraph-count="75" meta:word-count="843" meta:character-count="5391" meta:row-count="194" meta:non-whitespace-character-count="4611"/>
  </office:meta>
</office:document-meta>
</file>